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631cm" svg:height="2.829cm" draw:z-index="1"><draw:text-box><text:p text:style-name="UrbanBody_20_"><text:span text:style-name="T4"><office:annotation><dc:creator>sde </dc:creator><dc:date>2011-07-27T10:01:44</dc:date><text:p text:style-name="P6"><text:span text:style-name="T8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6"><text:span text:style-name="T8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itre du courrier</text:p>
      <text:p text:style-name="UrbanBody_20_"/>
      <text:p text:style-name="UrbanBody_20_"><text:span text:style-name="T5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6"><text:span text:style-name="T10">do text if len(self.getApplicant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6"><text:span text:style-name="T9">do text if not len(self.getApplicant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6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<text:tab/>&lt;%Titre%&gt;</text:span>,</text:p>
      <text:p text:style-name="UrbanBody_20_"/>
      <text:p text:style-name="UrbanBody_20_">[[[Texte du courrier]]]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UrbanBody_20_"/>
      <text:p text:style-name="UrbanBody_20_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6:02</dc:date>
    <dc:language>fr-FR</dc:language>
    <meta:editing-cycles>63</meta:editing-cycles>
    <meta:editing-duration>P1DT6H45M56S</meta:editing-duration>
    <dc:creator>Simon Delcourt</dc:creator>
    <meta:document-statistic meta:table-count="0" meta:image-count="0" meta:object-count="0" meta:page-count="1" meta:paragraph-count="17" meta:word-count="59" meta:character-count="559" meta:non-whitespace-character-count="527"/>
    <meta:user-defined meta:name="Info 1"/>
    <meta:user-defined meta:name="Info 2"/>
    <meta:user-defined meta:name="Info 3"/>
    <meta:user-defined meta:name="Info 4"/>
  </office:meta>
</office:document-meta>
</file>